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3" style:family="graphic" style:parent-style-name="standard">
      <style:graphic-properties svg:stroke-color="#000000" draw:fill="none" draw:textarea-vertical-align="middle" draw:auto-grow-height="false" fo:min-height="17.76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8.65cm" fo:min-width="6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6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4.9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4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1.05cm" fo:min-width="4.3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4.5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c0c0c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5cm" fo:min-width="6.4cm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05cm" fo:min-width="12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1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85cm" fo:min-width="12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25cm" fo:min-width="12.7cm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64cm" fo:min-width="4.743cm"/>
    </style:style>
    <style:style style:name="gr20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0.95cm" fo:min-width="6.4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412cm" fo:min-width="12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88cm" fo:min-width="6.4cm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288cm" fo:min-width="12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26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15cm" fo:min-width="6.4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05cm" fo:min-width="5.7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05cm" svg:stroke-color="#000000" draw:marker-start-width="0.355cm" draw:marker-end="Diamond_20_unfilled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00"/>
      <style:text-properties style:font-name="Liberation Mono1"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color="#000000" style:font-name="Liberation Mono1" fo:font-size="16pt" fo:font-weight="bold" style:font-size-asian="16pt" style:font-weight-asian="bold" style:font-size-complex="16pt" style:font-weight-complex="6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Mono1" fo:font-size="16pt" style:font-size-asian="16pt" style:font-size-complex="16pt"/>
    </style:style>
    <style:style style:name="T4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Liberation Mono1" fo:font-size="16pt" fo:font-weight="bold" style:font-size-asian="16pt" style:font-weight-asian="bold" style:font-size-complex="1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635cm" svg:height="0.962cm" svg:x="0.378cm" svg:y="0.4cm">
          <draw:text-box>
            <text:p><text:span text:style-name="T1">Class hierarchy: The </text:span><text:span text:style-name="T2">individual agent </text:span><text:span text:style-name="T1">and the </text:span><text:span text:style-name="T2">population</text:span><text:span text:style-name="T1"> of agents</text:span></text:p>
          </draw:text-box>
        </draw:frame>
        <draw:frame draw:style-name="gr2" draw:text-style-name="P1" draw:layer="layout" svg:width="5.514cm" svg:height="0.962cm" draw:transform="rotate (1.5707963267949) translate (22.6cm 14cm)">
          <draw:text-box>
            <text:p><text:span text:style-name="T1">Fortran modules</text:span></text:p>
          </draw:text-box>
        </draw:frame>
        <draw:custom-shape draw:style-name="gr3" draw:text-style-name="P2" draw:layer="layout" svg:width="0.9cm" svg:height="19cm" svg:x="21.5cm" svg:y="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6.6cm" svg:height="18.9cm" svg:x="0.9cm" svg:y="1.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582cm" svg:height="0.89cm" draw:transform="rotate (1.5707963267949) translate (0.91cm 7.4cm)">
          <draw:text-box>
            <text:p><text:span text:style-name="T3">THE_ENVIRONMENT</text:span></text:p>
          </draw:text-box>
        </draw:frame>
        <draw:custom-shape draw:style-name="gr6" draw:text-style-name="P5" xml:id="id2" draw:id="id2" draw:layer="layout" svg:width="5.5cm" svg:height="1.5cm" draw:transform="rotate (1.5707963267949) translate (2.8cm 8cm)">
          <text:p text:style-name="P4"><text:span text:style-name="T4">SPATIAL_MOVING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.4cm" svg:y1="3.119cm" svg:x2="4.3cm" svg:y2="5.25cm" draw:start-shape="id1" draw:end-shape="id2" svg:d="M8400 3119h-2050v2131h-2050" svg:viewBox="0 0 4101 2132">
          <text:p/>
        </draw:connector>
        <draw:custom-shape draw:style-name="gr8" draw:text-style-name="P5" xml:id="id3" draw:id="id3" draw:layer="layout" svg:width="4.9cm" svg:height="1.5cm" draw:transform="rotate (1.5707963267949) translate (5.5cm 14.1cm)">
          <text:p text:style-name="P4"><text:span text:style-name="T4">SPATIAL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3.55cm" svg:y1="8cm" svg:x2="6.25cm" svg:y2="9.2cm" draw:start-shape="id2" draw:start-glue-point="3" draw:end-shape="id3" draw:end-glue-point="1" svg:d="M3550 8000v600h2700v600" svg:viewBox="0 0 2701 1201">
          <text:p/>
        </draw:connector>
        <draw:custom-shape draw:style-name="gr9" draw:text-style-name="P6" xml:id="id4" draw:id="id4" draw:layer="layout" svg:width="4.9cm" svg:height="1.4cm" draw:transform="rotate (1.5707963267949) translate (3.2cm 14.1cm)">
          <text:p text:style-name="P4"><text:span text:style-name="T5">FOOD_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5" draw:id="id5" draw:layer="layout" svg:width="5.1cm" svg:height="1.1cm" draw:transform="rotate (1.5707963267949) translate (5.7cm 20.4cm)">
          <text:p text:style-name="P4"><text:span text:style-name="T5">ENVIRONMENT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4.6cm" svg:y1="11.65cm" svg:x2="5.5cm" svg:y2="11.65cm" draw:start-shape="id4" draw:end-shape="id3" draw:end-glue-point="0" svg:d="M4600 11650h900" svg:viewBox="0 0 901 1">
          <text:p/>
        </draw:connector>
        <draw:connector draw:style-name="gr12" draw:text-style-name="P2" draw:layer="layout" svg:x1="6.25cm" svg:y1="14.1cm" svg:x2="6.25cm" svg:y2="15.3cm" draw:start-shape="id3" draw:start-glue-point="3" draw:end-shape="id5" draw:end-glue-point="1" svg:d="M6250 14100v1200" svg:viewBox="0 0 1 1201">
          <text:p/>
        </draw:connector>
        <draw:custom-shape draw:style-name="gr10" draw:text-style-name="P6" xml:id="id6" draw:id="id6" draw:layer="layout" svg:width="5.1cm" svg:height="1.1cm" draw:transform="rotate (1.5707963267949) translate (1.4cm 20.4cm)">
          <text:p text:style-name="P4"><text:span text:style-name="T5">FOOD_RE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5.1cm" svg:height="1.1cm" draw:transform="rotate (1.5707963267949) translate (3.5cm 20.4cm)">
          <text:p text:style-name="P4"><text:span text:style-name="T5">HABITAT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3.2cm" svg:y1="11.65cm" svg:x2="1.95cm" svg:y2="15.3cm" draw:start-shape="id4" draw:start-glue-point="0" draw:end-shape="id6" draw:end-glue-point="1" svg:d="M3200 11650h-1250v3650" svg:viewBox="0 0 1251 3651">
          <text:p/>
        </draw:connector>
        <draw:connector draw:style-name="gr11" draw:text-style-name="P2" draw:layer="layout" svg:x1="4.6cm" svg:y1="17.85cm" svg:x2="5.7cm" svg:y2="17.85cm" draw:start-shape="id7" draw:end-shape="id5" svg:d="M4600 17850h1100" svg:viewBox="0 0 1101 1">
          <text:p/>
        </draw:connector>
        <draw:connector draw:style-name="gr7" draw:text-style-name="P2" draw:layer="layout" svg:x1="11.9cm" svg:y1="8.038cm" svg:x2="11.9cm" svg:y2="6.638cm" draw:start-shape="id8" draw:start-glue-point="0" draw:end-shape="id9" draw:end-glue-point="2" svg:d="M11900 8038v-1400" svg:viewBox="0 0 1 1401">
          <text:p/>
        </draw:connector>
        <draw:custom-shape draw:style-name="gr13" draw:text-style-name="P5" xml:id="id8" draw:id="id8" draw:layer="layout" svg:width="7cm" svg:height="1.4cm" svg:x="8.4cm" svg:y="8.038cm">
          <text:p text:style-name="P4"><text:span text:style-name="T4">CON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3.2cm" svg:height="2.3cm" svg:x="8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3.211cm" svg:height="0.89cm" svg:x="18cm" svg:y="7.638cm">
          <draw:text-box>
            <text:p><text:span text:style-name="T3">THE_BODY</text:span></text:p>
          </draw:text-box>
        </draw:frame>
        <draw:custom-shape draw:style-name="gr13" draw:text-style-name="P5" xml:id="id10" draw:id="id10" draw:layer="layout" svg:width="7cm" svg:height="1.4cm" svg:x="8.4cm" svg:y="10.738cm">
          <text:p text:style-name="P4"><text:span text:style-name="T4">ARCHITECTURE_NEU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1.9cm" svg:y1="10.738cm" svg:x2="11.9cm" svg:y2="9.438cm" draw:start-shape="id10" draw:start-glue-point="0" draw:end-shape="id8" draw:end-glue-point="2" svg:d="M11900 10738v-1300" svg:viewBox="0 0 1 1301">
          <text:p/>
        </draw:connector>
        <draw:custom-shape draw:style-name="gr16" draw:text-style-name="P2" draw:layer="layout" svg:width="13.2cm" svg:height="2.1cm" svg:x="8cm" svg:y="10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4.566cm" svg:height="0.89cm" svg:x="16.634cm" svg:y="10.348cm">
          <draw:text-box>
            <text:p><text:span text:style-name="T3">THE_NEUROBIO</text:span></text:p>
          </draw:text-box>
        </draw:frame>
        <draw:connector draw:style-name="gr7" draw:text-style-name="P2" draw:layer="layout" svg:x1="11.9cm" svg:y1="13.638cm" svg:x2="11.9cm" svg:y2="12.138cm" draw:start-shape="id11" draw:start-glue-point="0" draw:end-shape="id10" draw:end-glue-point="2" svg:d="M11900 13638v-1500" svg:viewBox="0 0 1 1501">
          <text:p/>
        </draw:connector>
        <draw:custom-shape draw:style-name="gr13" draw:text-style-name="P5" xml:id="id11" draw:id="id11" draw:layer="layout" svg:width="7cm" svg:height="1.4cm" svg:x="8.4cm" svg:y="13.638cm">
          <text:p text:style-name="P4"><text:span text:style-name="T4">INDIVIDUAL_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3.2cm" svg:height="2.5cm" svg:x="8cm" svg:y="13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5.243cm" svg:height="0.89cm" svg:x="15.9cm" svg:y="13.138cm">
          <draw:text-box>
            <text:p><text:span text:style-name="T3">THE_INDIVIDUAL</text:span></text:p>
          </draw:text-box>
        </draw:frame>
        <draw:custom-shape draw:style-name="gr20" draw:text-style-name="P5" xml:id="id12" draw:id="id12" draw:layer="layout" svg:width="7cm" svg:height="1.3cm" svg:x="8.4cm" svg:y="16.638cm">
          <text:p text:style-name="P4"><text:span text:style-name="T4">MEMBER_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1.9cm" svg:y1="16.638cm" svg:x2="11.9cm" svg:y2="15.038cm" draw:start-shape="id12" draw:start-glue-point="0" draw:end-shape="id11" svg:d="M11900 16638v-1600" svg:viewBox="0 0 1 1601">
          <text:p/>
        </draw:connector>
        <draw:custom-shape draw:style-name="gr21" draw:text-style-name="P2" draw:layer="layout" svg:width="13.1cm" svg:height="4.662cm" svg:x="8cm" svg:y="16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" draw:layer="layout" svg:width="5.243cm" svg:height="0.9cm" svg:x="15.857cm" svg:y="16.238cm">
          <draw:text-box>
            <text:p><text:span text:style-name="T3">THE_POPULATION</text:span></text:p>
          </draw:text-box>
        </draw:frame>
        <draw:custom-shape draw:style-name="gr23" draw:text-style-name="P5" xml:id="id1" draw:id="id1" draw:layer="layout" svg:width="7cm" svg:height="1.438cm" svg:x="8.4cm" svg:y="2.4cm">
          <text:p text:style-name="P4"><text:span text:style-name="T4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13.2cm" svg:height="2.538cm" svg:x="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3.889cm" svg:height="0.89cm" svg:x="17.3cm" svg:y="1.938cm">
          <draw:text-box>
            <text:p><text:span text:style-name="T3">THE_GENOME</text:span></text:p>
          </draw:text-box>
        </draw:frame>
        <draw:custom-shape draw:style-name="gr26" draw:text-style-name="P5" xml:id="id9" draw:id="id9" draw:layer="layout" svg:width="7cm" svg:height="1.5cm" svg:x="8.4cm" svg:y="5.138cm">
          <text:p text:style-name="P4"><text:span text:style-name="T4">HORM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3.2cm" svg:height="2.5cm" svg:x="8cm" svg:y="4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4.566cm" svg:height="0.89cm" svg:x="16.634cm" svg:y="4.738cm">
          <draw:text-box>
            <text:p><text:span text:style-name="T3">THE_HORMONES</text:span></text:p>
          </draw:text-box>
        </draw:frame>
        <draw:connector draw:style-name="gr7" draw:text-style-name="P2" draw:layer="layout" svg:x1="11.9cm" svg:y1="5.138cm" svg:x2="11.9cm" svg:y2="3.838cm" draw:start-shape="id9" draw:start-glue-point="0" draw:end-shape="id1" svg:d="M11900 5138v-1300" svg:viewBox="0 0 1 1301">
          <text:p/>
        </draw:connector>
        <draw:custom-shape draw:style-name="gr27" draw:text-style-name="P8" xml:id="id13" draw:id="id13" draw:layer="layout" svg:width="6.3cm" svg:height="1.4cm" svg:x="14.2cm" svg:y="18.638cm">
          <text:p text:style-name="P4"><text:span text:style-name="T6">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" draw:layer="layout" svg:x1="11.9cm" svg:y1="17.938cm" svg:x2="14.2cm" svg:y2="19.338cm" draw:start-shape="id12" draw:start-glue-point="2" draw:end-shape="id13" draw:end-glue-point="3" svg:d="M11900 17938v1400h2300" svg:viewBox="0 0 23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7-02-28T14:24:15.016401513</dc:date>
    <dc:creator>Sergey Budaev</dc:creator>
    <meta:editing-duration>PT3H36M4S</meta:editing-duration>
    <meta:editing-cycles>92</meta:editing-cycles>
    <meta:generator>LibreOffice/5.1.6.2$Linux_X86_64 LibreOffice_project/07ac168c60a517dba0f0d7bc7540f5afa45f0909</meta:generator>
    <meta:document-statistic meta:object-count="42"/>
  </office:meta>
</office:document-meta>
</file>